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p(mm)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2</text:p>
          </table:table-cell>
          <table:table-cell table:formula="of:=[.B2]+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53</text:p>
          </table:table-cell>
          <table:table-cell table:formula="of:=[.B3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.24</text:p>
          </table:table-cell>
          <table:table-cell table:formula="of:=[.B4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.95</text:p>
          </table:table-cell>
          <table:table-cell table:formula="of:=[.B5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.66</text:p>
          </table:table-cell>
          <table:table-cell table:formula="of:=[.B6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.37</text:p>
          </table:table-cell>
          <table:table-cell table:formula="of:=[.B7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.08</text:p>
          </table:table-cell>
          <table:table-cell table:formula="of:=[.B8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.79</text:p>
          </table:table-cell>
          <table:table-cell table:formula="of:=[.B9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.50</text:p>
          </table:table-cell>
          <table:table-cell table:formula="of:=[.B10]+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.21</text:p>
          </table:table-cell>
          <table:table-cell table:formula="of:=[.B11]+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.92</text:p>
          </table:table-cell>
          <table:table-cell table:formula="of:=[.B12]+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.63</text:p>
          </table:table-cell>
          <table:table-cell table:formula="of:=[.B13]+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.34</text:p>
          </table:table-cell>
          <table:table-cell table:formula="of:=[.B14]+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.04</text:p>
          </table:table-cell>
          <table:table-cell table:formula="of:=[.B15]+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.75</text:p>
          </table:table-cell>
          <table:table-cell table:formula="of:=[.B16]+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.46</text:p>
          </table:table-cell>
          <table:table-cell table:formula="of:=[.B17]+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.17</text:p>
          </table:table-cell>
          <table:table-cell table:formula="of:=[.B18]+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.88</text:p>
          </table:table-cell>
          <table:table-cell table:formula="of:=[.B19]+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.59</text:p>
          </table:table-cell>
          <table:table-cell table:formula="of:=[.B20]+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.30</text:p>
          </table:table-cell>
          <table:table-cell table:formula="of:=[.B21]+1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8T15:22:27.624365444</meta:creation-date>
    <dc:date>2020-04-18T15:37:18.734061302</dc:date>
    <meta:editing-duration>PT4M37S</meta:editing-duration>
    <meta:editing-cycles>1</meta:editing-cycles>
    <meta:document-statistic meta:table-count="1" meta:cell-count="44" meta:object-count="0"/>
    <meta:generator>LibreOffice/6.4.2.2$MacOSX_X86_64 LibreOffice_project/4e471d8c02c9c90f512f7f9ead8875b57fcb1ec3</meta:generator>
  </office:meta>
</office:document-meta>
</file>